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fb76" officeooo:paragraph-rsid="0016fb76"/>
    </style:style>
    <style:style style:name="P2" style:family="paragraph" style:parent-style-name="Standard">
      <style:text-properties officeooo:rsid="0016fb76" officeooo:paragraph-rsid="001da1fc"/>
    </style:style>
    <style:style style:name="P3" style:family="paragraph" style:parent-style-name="Standard">
      <style:text-properties officeooo:rsid="0016fb76" officeooo:paragraph-rsid="001ffad6"/>
    </style:style>
    <style:style style:name="P4" style:family="paragraph" style:parent-style-name="Standard">
      <style:text-properties officeooo:rsid="0016fb76" officeooo:paragraph-rsid="003bade0"/>
    </style:style>
    <style:style style:name="P5" style:family="paragraph" style:parent-style-name="Standard">
      <style:text-properties officeooo:rsid="0018099e" officeooo:paragraph-rsid="0018099e"/>
    </style:style>
    <style:style style:name="P6" style:family="paragraph" style:parent-style-name="Standard">
      <style:text-properties officeooo:rsid="00198c9c" officeooo:paragraph-rsid="00198c9c"/>
    </style:style>
    <style:style style:name="P7" style:family="paragraph" style:parent-style-name="Standard">
      <style:text-properties officeooo:rsid="00198c9c" officeooo:paragraph-rsid="001b0af5"/>
    </style:style>
    <style:style style:name="P8" style:family="paragraph" style:parent-style-name="Standard">
      <style:text-properties officeooo:rsid="00198c9c" officeooo:paragraph-rsid="001faab6"/>
    </style:style>
    <style:style style:name="P9" style:family="paragraph" style:parent-style-name="Standard">
      <style:text-properties officeooo:rsid="001b5bc7" officeooo:paragraph-rsid="001b5bc7"/>
    </style:style>
    <style:style style:name="P10" style:family="paragraph" style:parent-style-name="Standard">
      <style:text-properties officeooo:rsid="001b5bc7" officeooo:paragraph-rsid="001ce9b3"/>
    </style:style>
    <style:style style:name="P11" style:family="paragraph" style:parent-style-name="Standard">
      <style:text-properties officeooo:rsid="001b5bc7" officeooo:paragraph-rsid="001da1fc"/>
    </style:style>
    <style:style style:name="P12" style:family="paragraph" style:parent-style-name="Standard">
      <style:text-properties officeooo:rsid="001ce9b3" officeooo:paragraph-rsid="001ce9b3"/>
    </style:style>
    <style:style style:name="P13" style:family="paragraph" style:parent-style-name="Standard">
      <style:text-properties officeooo:rsid="001ce9b3" officeooo:paragraph-rsid="001da1fc"/>
    </style:style>
    <style:style style:name="P14" style:family="paragraph" style:parent-style-name="Standard">
      <style:text-properties officeooo:rsid="001dcf62" officeooo:paragraph-rsid="001dcf62"/>
    </style:style>
    <style:style style:name="P15" style:family="paragraph" style:parent-style-name="Standard">
      <style:text-properties officeooo:rsid="001dcf62" officeooo:paragraph-rsid="001e7736"/>
    </style:style>
    <style:style style:name="P16" style:family="paragraph" style:parent-style-name="Standard">
      <style:text-properties officeooo:rsid="001ffad6" officeooo:paragraph-rsid="001ffad6"/>
    </style:style>
    <style:style style:name="P17" style:family="paragraph" style:parent-style-name="Standard">
      <style:text-properties officeooo:rsid="0023b9db" officeooo:paragraph-rsid="0023b9db"/>
    </style:style>
    <style:style style:name="P18" style:family="paragraph" style:parent-style-name="Standard">
      <style:text-properties officeooo:rsid="0023b9db" officeooo:paragraph-rsid="002bd19d"/>
    </style:style>
    <style:style style:name="P19" style:family="paragraph" style:parent-style-name="Standard">
      <style:text-properties officeooo:rsid="001b0af5" officeooo:paragraph-rsid="001b0af5"/>
    </style:style>
    <style:style style:name="P20" style:family="paragraph" style:parent-style-name="Standard">
      <style:text-properties officeooo:rsid="0026348b" officeooo:paragraph-rsid="0026758b"/>
    </style:style>
    <style:style style:name="P21" style:family="paragraph" style:parent-style-name="Standard">
      <style:paragraph-properties fo:line-height="150%"/>
      <style:text-properties fo:font-size="14pt" officeooo:rsid="0026348b" officeooo:paragraph-rsid="003bade0" style:font-size-asian="14pt" style:font-size-complex="14pt"/>
    </style:style>
    <style:style style:name="P22" style:family="paragraph" style:parent-style-name="Standard">
      <style:paragraph-properties fo:line-height="150%"/>
      <style:text-properties fo:font-size="14pt" officeooo:rsid="0026758b" officeooo:paragraph-rsid="003bade0" style:font-size-asian="14pt" style:font-size-complex="14pt"/>
    </style:style>
    <style:style style:name="P23" style:family="paragraph" style:parent-style-name="Standard">
      <style:text-properties fo:font-size="14pt" officeooo:rsid="0032110f" officeooo:paragraph-rsid="003bade0" style:font-size-asian="14pt" style:font-size-complex="14pt"/>
    </style:style>
    <style:style style:name="P24" style:family="paragraph" style:parent-style-name="Standard">
      <style:paragraph-properties fo:line-height="150%"/>
      <style:text-properties fo:font-size="14pt" officeooo:rsid="003337d0" officeooo:paragraph-rsid="003bade0" style:font-size-asian="14pt" style:font-size-complex="14pt"/>
    </style:style>
    <style:style style:name="P25" style:family="paragraph" style:parent-style-name="Standard">
      <style:paragraph-properties fo:line-height="150%"/>
      <style:text-properties fo:font-size="14pt" officeooo:rsid="003337d0" officeooo:paragraph-rsid="0042cce9" style:font-size-asian="14pt" style:font-size-complex="14pt"/>
    </style:style>
    <style:style style:name="P26" style:family="paragraph" style:parent-style-name="Standard">
      <style:paragraph-properties fo:line-height="150%"/>
      <style:text-properties fo:font-size="14pt" officeooo:rsid="002bd19d" officeooo:paragraph-rsid="003bade0" style:font-size-asian="14pt" style:font-size-complex="14pt"/>
    </style:style>
    <style:style style:name="P27" style:family="paragraph" style:parent-style-name="Standard">
      <style:paragraph-properties fo:line-height="150%"/>
      <style:text-properties fo:font-size="14pt" officeooo:rsid="003bade0" officeooo:paragraph-rsid="0040c79e" style:font-size-asian="14pt" style:font-size-complex="14pt"/>
    </style:style>
    <style:style style:name="P28" style:family="paragraph" style:parent-style-name="Standard">
      <style:paragraph-properties fo:line-height="150%"/>
      <style:text-properties fo:font-size="14pt" officeooo:rsid="0040c79e" officeooo:paragraph-rsid="0040c79e" style:font-size-asian="14pt" style:font-size-complex="14pt"/>
    </style:style>
    <style:style style:name="P29" style:family="paragraph" style:parent-style-name="Standard">
      <style:paragraph-properties fo:line-height="150%"/>
      <style:text-properties fo:font-size="14pt" officeooo:rsid="00367399" officeooo:paragraph-rsid="003bade0" style:font-size-asian="14pt" style:font-size-complex="14pt"/>
    </style:style>
    <style:style style:name="P30" style:family="paragraph" style:parent-style-name="Standard">
      <style:text-properties fo:font-size="14pt" fo:font-weight="bold" officeooo:rsid="001bd296" officeooo:paragraph-rsid="003bade0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50%"/>
      <style:text-properties fo:font-size="14pt" fo:font-weight="bold" officeooo:rsid="003337d0" officeooo:paragraph-rsid="003bade0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50%"/>
      <style:text-properties fo:font-size="14pt" fo:font-weight="bold" officeooo:rsid="0026348b" officeooo:paragraph-rsid="003bade0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50%"/>
      <style:text-properties fo:font-size="14pt" fo:font-weight="bold" officeooo:rsid="0026758b" officeooo:paragraph-rsid="003bade0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32110f" officeooo:paragraph-rsid="003bade0" style:font-size-asian="14pt" style:font-weight-asian="bold" style:font-size-complex="14pt" style:font-weight-complex="bold"/>
    </style:style>
    <style:style style:name="P35" style:family="paragraph" style:parent-style-name="Standard">
      <style:text-properties officeooo:paragraph-rsid="003bade0"/>
    </style:style>
    <style:style style:name="P36" style:family="paragraph" style:parent-style-name="Standard">
      <style:paragraph-properties fo:break-before="page"/>
      <style:text-properties officeooo:rsid="00198c9c" officeooo:paragraph-rsid="00198c9c"/>
    </style:style>
    <style:style style:name="P37" style:family="paragraph" style:parent-style-name="Standard">
      <style:paragraph-properties fo:break-before="page"/>
      <style:text-properties officeooo:rsid="0018099e" officeooo:paragraph-rsid="0018099e"/>
    </style:style>
    <style:style style:name="T1" style:family="text">
      <style:text-properties officeooo:rsid="0016fb76"/>
    </style:style>
    <style:style style:name="T2" style:family="text">
      <style:text-properties officeooo:rsid="0018099e"/>
    </style:style>
    <style:style style:name="T3" style:family="text">
      <style:text-properties officeooo:rsid="001b0af5"/>
    </style:style>
    <style:style style:name="T4" style:family="text">
      <style:text-properties officeooo:rsid="001b5bc7"/>
    </style:style>
    <style:style style:name="T5" style:family="text">
      <style:text-properties officeooo:rsid="001bd296"/>
    </style:style>
    <style:style style:name="T6" style:family="text">
      <style:text-properties officeooo:rsid="001ce9b3"/>
    </style:style>
    <style:style style:name="T7" style:family="text">
      <style:text-properties officeooo:rsid="001da1fc"/>
    </style:style>
    <style:style style:name="T8" style:family="text">
      <style:text-properties officeooo:rsid="001dcf62"/>
    </style:style>
    <style:style style:name="T9" style:family="text">
      <style:text-properties officeooo:rsid="001e7736"/>
    </style:style>
    <style:style style:name="T10" style:family="text">
      <style:text-properties officeooo:rsid="001ed9d0"/>
    </style:style>
    <style:style style:name="T11" style:family="text">
      <style:text-properties officeooo:rsid="001faab6"/>
    </style:style>
    <style:style style:name="T12" style:family="text">
      <style:text-properties officeooo:rsid="001ffad6"/>
    </style:style>
    <style:style style:name="T13" style:family="text">
      <style:text-properties officeooo:rsid="0021f95b"/>
    </style:style>
    <style:style style:name="T14" style:family="text">
      <style:text-properties officeooo:rsid="0023b9db"/>
    </style:style>
    <style:style style:name="T15" style:family="text">
      <style:text-properties officeooo:rsid="00256002"/>
    </style:style>
    <style:style style:name="T16" style:family="text">
      <style:text-properties officeooo:rsid="002a8368"/>
    </style:style>
    <style:style style:name="T17" style:family="text">
      <style:text-properties officeooo:rsid="002abb5c"/>
    </style:style>
    <style:style style:name="T18" style:family="text">
      <style:text-properties officeooo:rsid="002f59f4"/>
    </style:style>
    <style:style style:name="T19" style:family="text">
      <style:text-properties officeooo:rsid="00348a65"/>
    </style:style>
    <style:style style:name="T20" style:family="text">
      <style:text-properties officeooo:rsid="00367399"/>
    </style:style>
    <style:style style:name="T21" style:family="text">
      <style:text-properties fo:font-weight="bold" officeooo:rsid="00367399" style:font-weight-asian="bold" style:font-weight-complex="bold"/>
    </style:style>
    <style:style style:name="T22" style:family="text">
      <style:text-properties fo:font-weight="bold" officeooo:rsid="0038e1a9" style:font-weight-asian="bold" style:font-weight-complex="bold"/>
    </style:style>
    <style:style style:name="T23" style:family="text">
      <style:text-properties fo:font-weight="bold" officeooo:rsid="002abb5c" style:font-weight-asian="bold" style:font-weight-complex="bold"/>
    </style:style>
    <style:style style:name="T24" style:family="text">
      <style:text-properties fo:font-weight="bold" officeooo:rsid="003a2e85" style:font-weight-asian="bold" style:font-weight-complex="bold"/>
    </style:style>
    <style:style style:name="T25" style:family="text">
      <style:text-properties officeooo:rsid="0038e1a9"/>
    </style:style>
    <style:style style:name="T26" style:family="text">
      <style:text-properties officeooo:rsid="003a2e85"/>
    </style:style>
    <style:style style:name="T27" style:family="text">
      <style:text-properties officeooo:rsid="003bade0"/>
    </style:style>
    <style:style style:name="T28" style:family="text">
      <style:text-properties officeooo:rsid="002bd19d"/>
    </style:style>
    <style:style style:name="T29" style:family="text">
      <style:text-properties officeooo:rsid="00427547"/>
    </style:style>
    <style:style style:name="T30" style:family="text">
      <style:text-properties officeooo:rsid="0042cce9"/>
    </style:style>
    <style:style style:name="T31" style:family="text">
      <style:text-properties officeooo:rsid="0043b08f"/>
    </style:style>
    <style:style style:name="T32" style:family="text">
      <style:text-properties officeooo:rsid="0043f5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4">LMS-&gt; Learning management system</text:p>
      <text:p text:style-name="P23"/>
      <text:p text:style-name="P30">Feature List</text:p>
      <text:p text:style-name="P23"/>
      <text:p text:style-name="P32">Admin Panel <text:span text:style-name="T16">=&gt; 30-35 days</text:span></text:p>
      <text:p text:style-name="P21"><text:tab/>--<text:span text:style-name="T17">&gt;</text:span>Log In/Out</text:p>
      <text:p text:style-name="P21"><text:tab/>--<text:span text:style-name="T20">&gt;Admin Dashboard</text:span></text:p>
      <text:p text:style-name="P21"><text:tab/>--<text:span text:style-name="T17">&gt;</text:span>Add New Subject</text:p>
      <text:p text:style-name="P21"><text:tab/>--<text:span text:style-name="T17">&gt;</text:span>Add New Class</text:p>
      <text:p text:style-name="P21"><text:tab/>--<text:span text:style-name="T17">&gt;</text:span>Add New Teacher</text:p>
      <text:p text:style-name="P21"><text:tab/>--<text:span text:style-name="T17">&gt;</text:span>Edit Teacher</text:p>
      <text:p text:style-name="P21"><text:tab/>--<text:span text:style-name="T17">&gt;</text:span>Add New Student</text:p>
      <text:p text:style-name="P21"><text:tab/>--<text:span text:style-name="T17">&gt;</text:span>Edit Student</text:p>
      <text:p text:style-name="P21"><text:tab/>--<text:span text:style-name="T19">&gt;Create and update roles</text:span></text:p>
      <text:p text:style-name="P21"><text:tab/>--<text:span text:style-name="T19">&gt;Createand update permissions</text:span></text:p>
      <text:p text:style-name="P21"><text:tab/>--<text:span text:style-name="T19">&gt;Assign permssions to roles and roles assign to users</text:span></text:p>
      <text:p text:style-name="P21"><text:tab/>--<text:span text:style-name="T20">&gt;</text:span><text:span text:style-name="T21">User management:-</text:span><text:span text:style-name="T20"> </text:span></text:p>
      <text:p text:style-name="P29"><text:tab/><text:tab/>--&gt;It allows you to add and edit users, add their roles.</text:p>
      <text:p text:style-name="P21"><text:tab/>--<text:span text:style-name="T20">&gt;</text:span><text:span text:style-name="T21">Course management:-</text:span><text:span text:style-name="T20"> </text:span></text:p>
      <text:p text:style-name="P29"><text:tab/><text:tab/>--&gt;It delivers learning materials to the learners who need them.</text:p>
      <text:p text:style-name="P21"><text:tab/><text:tab/>--<text:span text:style-name="T20">&gt;The LMS can issue certificates of completion for professional <text:tab/><text:tab/><text:tab/> <text:s text:c="4"/>certifications.</text:span></text:p>
      <text:p text:style-name="P21"><text:tab/>--<text:span text:style-name="T30">&gt;Reports:- Generate different type of reports</text:span></text:p>
      <text:p text:style-name="P21"><text:tab/>--<text:span text:style-name="T30">&gt; Document Uploades:- admin can upload documents related to students and <text:tab/> <text:s text:c="3"/>teachers</text:span></text:p>
      <text:p text:style-name="P21"><text:tab/>--<text:span text:style-name="T30">&gt; Admin can manage the content</text:span></text:p>
      <text:p text:style-name="P25"><text:tab/>--<text:span text:style-name="T29">&gt;Create terms and conditions</text:span></text:p>
      <text:p text:style-name="P25"><text:tab/>--<text:span text:style-name="T29">&gt;Send email and SMS Notification</text:span></text:p>
      <text:p text:style-name="P25"><text:tab/>--<text:span text:style-name="T30">&gt;Admin can set time for classes</text:span></text:p>
      <text:p text:style-name="P25"><text:tab/>--<text:span text:style-name="T31">&gt;Admin can see student attendance </text:span></text:p>
      <text:p text:style-name="P25"/>
      <text:p text:style-name="P31"><text:soft-page-break/>Management <text:span text:style-name="T19">Panel:- 15-20 days</text:span></text:p>
      <text:p text:style-name="P24"><text:tab/>--<text:span text:style-name="T19">&gt;Log In/Out</text:span></text:p>
      <text:p text:style-name="P24"><text:tab/>--<text:span text:style-name="T19">&gt;Panel will show according to assign roles.</text:span></text:p>
      <text:p text:style-name="P24"><text:tab/>--<text:span text:style-name="T26">&gt;</text:span><text:span text:style-name="T24">User and Role Management:-</text:span></text:p>
      <text:p text:style-name="P24"><text:tab/><text:tab/>--<text:span text:style-name="T26">&gt;Created and manage user accounts(teachers, students)</text:span></text:p>
      <text:p text:style-name="P24"><text:tab/><text:tab/>--<text:span text:style-name="T26">&gt;Assign roles and permissions(admin, teacher, student etc)</text:span></text:p>
      <text:p text:style-name="P24"><text:tab/>--<text:span text:style-name="T26">&gt;</text:span><text:span text:style-name="T24">Courese Management:-</text:span></text:p>
      <text:p text:style-name="P24"><text:tab/><text:tab/>--<text:span text:style-name="T26">&gt;Add, update and organize courses</text:span></text:p>
      <text:p text:style-name="P24"><text:tab/><text:tab/>--<text:span text:style-name="T26">&gt;Manage course categories and tags</text:span></text:p>
      <text:p text:style-name="P24"><text:tab/>--<text:span text:style-name="T26">&gt;Management can active and deactive account(teacher, student)</text:span></text:p>
      <text:p text:style-name="P24"><text:tab/>--<text:span text:style-name="T31">&gt;Management to give task to teachers</text:span></text:p>
      <text:p text:style-name="P24"/>
      <text:p text:style-name="P33">Teacher <text:span text:style-name="T16">=&gt; 17-22 days</text:span></text:p>
      <text:p text:style-name="P22"><text:tab/>--<text:span text:style-name="T17">&gt;</text:span>Log In/Out</text:p>
      <text:p text:style-name="P22"><text:tab/>--<text:span text:style-name="T17">&gt;</text:span><text:span text:style-name="T23">Course creation and management:- </text:span></text:p>
      <text:p text:style-name="P22"><text:tab/><text:tab/>--<text:span text:style-name="T25">&gt;Create, edit, and delete courses</text:span></text:p>
      <text:p text:style-name="P22"><text:tab/><text:tab/>--<text:span text:style-name="T25">&gt;set course details (title, description, duration, etc.)</text:span></text:p>
      <text:p text:style-name="P22"><text:tab/><text:tab/>--<text:span text:style-name="T25">&gt;Upload course materials(lectures, etc)</text:span></text:p>
      <text:p text:style-name="P22"><text:tab/><text:tab/>--<text:span text:style-name="T25">&gt;Define prerequisites for courses</text:span></text:p>
      <text:p text:style-name="P22"><text:tab/>--<text:span text:style-name="T25">&gt;</text:span><text:span text:style-name="T22">Content Management:-</text:span></text:p>
      <text:p text:style-name="P22"><text:tab/><text:tab/>--<text:span text:style-name="T25">&gt;Upload and organize course content(documents, etc)</text:span></text:p>
      <text:p text:style-name="P22"><text:tab/><text:tab/>--<text:span text:style-name="T25">&gt;Set conttent accessibility (public, private, restricted)</text:span></text:p>
      <text:p text:style-name="P22"><text:tab/>--<text:span text:style-name="T17">&gt;</text:span><text:span text:style-name="T23">Communication and collaboration:-</text:span></text:p>
      <text:p text:style-name="P22"><text:tab/><text:tab/>--<text:span text:style-name="T25">&gt;Messaging system for teacher-student communication</text:span></text:p>
      <text:p text:style-name="P22"><text:tab/><text:tab/>--<text:span text:style-name="T25">&gt;Messaging system for teacher-management communication</text:span></text:p>
      <text:p text:style-name="P22"><text:tab/>--<text:span text:style-name="T18">&gt; Teacher provide Online Classes</text:span></text:p>
      <text:p text:style-name="P22"><text:tab/>--<text:span text:style-name="T20">&gt;Teacher can set their calendar for availability</text:span></text:p>
      <text:p text:style-name="P22"><text:tab/>--<text:span text:style-name="T31">&gt;Teachers can give task to students</text:span></text:p>
      <text:p text:style-name="P33">Student <text:span text:style-name="T16">=&gt; 17-22 days </text:span></text:p>
      <text:p text:style-name="P22"><text:tab/>--<text:span text:style-name="T17">&gt;</text:span>Log In/Out</text:p>
      <text:p text:style-name="P22"><text:soft-page-break/><text:tab/>--<text:span text:style-name="T17">&gt;</text:span>View course certificates</text:p>
      <text:p text:style-name="P22"><text:tab/>--<text:span text:style-name="T17">&gt;</text:span>post query to teacher</text:p>
      <text:p text:style-name="P22"><text:tab/>--<text:span text:style-name="T18">&gt;Watch uploaded video of class</text:span></text:p>
      <text:p text:style-name="P22"><text:tab/>--<text:span text:style-name="T20">&gt;</text:span><text:span text:style-name="T21">Course Enrollment:-</text:span></text:p>
      <text:p text:style-name="P22"><text:tab/><text:tab/>--<text:span text:style-name="T26">&gt;Browse available courses</text:span></text:p>
      <text:p text:style-name="P22"><text:tab/><text:tab/>--<text:span text:style-name="T26">&gt;Register for courses</text:span></text:p>
      <text:p text:style-name="P22"><text:tab/><text:tab/>--<text:span text:style-name="T26">&gt;View enrolled courses and upcoming sessions</text:span></text:p>
      <text:p text:style-name="P22"><text:tab/>--<text:span text:style-name="T26">&gt;</text:span><text:span text:style-name="T24">Content Access:-</text:span></text:p>
      <text:p text:style-name="P22"><text:tab/><text:tab/>--<text:span text:style-name="T26">&gt;Access course materials and resources</text:span></text:p>
      <text:p text:style-name="P22"><text:tab/><text:tab/>--<text:span text:style-name="T26">&gt;View lectures and supplementary content</text:span></text:p>
      <text:p text:style-name="P22"><text:tab/><text:tab/>--<text:span text:style-name="T26">&gt;Download course materials</text:span></text:p>
      <text:p text:style-name="P22"><text:tab/>--<text:span text:style-name="T20">&gt;Payment for the courses</text:span></text:p>
      <text:p text:style-name="P22"><text:tab/>--<text:span text:style-name="T26">&gt;</text:span><text:span text:style-name="T24">Communication:-</text:span></text:p>
      <text:p text:style-name="P22"><text:tab/><text:tab/>--<text:span text:style-name="T26">&gt;Communicate with teachers</text:span></text:p>
      <text:p text:style-name="P22"><text:tab/><text:tab/>--<text:span text:style-name="T26">&gt;Receive notifications and updates related to courses</text:span></text:p>
      <text:p text:style-name="P22"/>
      <text:p text:style-name="P22"/>
      <text:p text:style-name="P26">Total Estimate time:- <text:span text:style-name="T32">79-94 </text:span>working days <text:span text:style-name="T27">(without API)</text:span></text:p>
      <text:p text:style-name="P27">Total Estimate for API:- 35-45(days) <text:s/><text:span text:style-name="T28">working days</text:span></text:p>
      <text:p text:style-name="P28">Design in html:- 7 days <text:s/><text:span text:style-name="T28">working days</text:span></text:p>
      <text:p text:style-name="P28">Design in react:- 22-25 <text:s/><text:span text:style-name="T28">working days</text:span></text:p>
      <text:p text:style-name="P20"/>
      <text:p text:style-name="P20"/>
      <text:p text:style-name="P18"/>
      <text:p text:style-name="P36">Admin panel <text:span text:style-name="T4">=&gt; 20-25 days</text:span></text:p>
      <text:p text:style-name="P6"><text:tab/>*Admin creates comp<text:span text:style-name="T8">a</text:span>ny</text:p>
      <text:p text:style-name="P6"><text:tab/>*<text:span text:style-name="T3">Admin creates teams in a company.</text:span></text:p>
      <text:p text:style-name="P6"><text:tab/>*<text:span text:style-name="T3">Admin creates users in teams (MEC, QA, etc).</text:span></text:p>
      <text:p text:style-name="P7"><text:tab/>*<text:span text:style-name="T3">Admin assigns roles and permissions to users (Vendor, Manager, etc).</text:span></text:p>
      <text:p text:style-name="P19"><text:tab/>*Admin creates roles. </text:p>
      <text:p text:style-name="P7"><text:tab/>*<text:span text:style-name="T4">Admin can deactive or active users account(Vendor, Manager).</text:span></text:p>
      <text:p text:style-name="P7"><text:tab/>*<text:span text:style-name="T10">Admin can create vendor.</text:span></text:p>
      <text:p text:style-name="P8"><text:tab/><text:span text:style-name="T1">*Admin can Registar vendor with email, phone number, <text:s/>or password etc.</text:span></text:p>
      <text:p text:style-name="P7"/>
      <text:p text:style-name="P3"><text:s/>Vendor Registration and Profile =&gt;<text:span text:style-name="T12">1-2 days</text:span></text:p>
      <text:p text:style-name="P1"><text:s text:c="2"/><text:tab/>*Vendor <text:span text:style-name="T11">can manage their </text:span>profile.</text:p>
      <text:p text:style-name="P1"/>
      <text:p text:style-name="P2"><text:s/><text:span text:style-name="T11">Vender team =&gt; 6-8 days</text:span></text:p>
      <text:p text:style-name="P5"><text:tab/>*Vendor submit a document for verification.<text:tab/></text:p>
      <text:p text:style-name="P5"><text:tab/>*<text:span text:style-name="T4">Vendor can upload document in format (pdf, doc, jpeg and png)</text:span></text:p>
      <text:p text:style-name="P5"><text:tab/>*<text:span text:style-name="T4">Vendor submit a document to Expeditor Team.</text:span></text:p>
      <text:p text:style-name="P5"/>
      <text:p text:style-name="P13">Expeditor Team <text:span text:style-name="T8">Work</text:span>=&gt;<text:span text:style-name="T12">2-3 days</text:span></text:p>
      <text:p text:style-name="P12"><text:tab/><text:span text:style-name="T2">*</text:span>Expeditor <text:span text:style-name="T10">review and submit a document to MEC and QA Team.</text:span></text:p>
      <text:p text:style-name="P12"/>
      <text:p text:style-name="P11">QA Team <text:s/><text:span text:style-name="T8">Work</text:span>=&gt; <text:span text:style-name="T11">4-5 days</text:span></text:p>
      <text:p text:style-name="P9"><text:tab/>*QA <text:span text:style-name="T5">team will approved the documents if PDO approval not required.</text:span></text:p>
      <text:p text:style-name="P9"><text:tab/>*<text:span text:style-name="T6">QA team send documents to STS-DCC team if PDO reqquired.</text:span></text:p>
      <text:p text:style-name="P9"/>
      <text:p text:style-name="P11"><text:span text:style-name="T6">MEC</text:span> Team <text:span text:style-name="T8">Work </text:span>=&gt;<text:span text:style-name="T12">4-5 days</text:span></text:p>
      <text:p text:style-name="P10"><text:tab/>*<text:span text:style-name="T6">MEC</text:span> <text:span text:style-name="T5">team will approved the documents if PDO approval not required.</text:span></text:p>
      <text:p text:style-name="P10"><text:tab/>*<text:span text:style-name="T6">MEC team send documents to STS-DCC team if PDO reqquired.</text:span></text:p>
      <text:p text:style-name="P10"/>
      <text:p text:style-name="P13">STS-DCC Team <text:span text:style-name="T8">Work</text:span> =&gt;<text:span text:style-name="T11">7-8 days</text:span></text:p>
      <text:p text:style-name="P12"><text:tab/>*STS-DCC team will <text:span text:style-name="T7">approve the doc and send to expiditor .</text:span></text:p>
      <text:p text:style-name="P12"><text:tab/>*<text:span text:style-name="T7">STS-DCC will issue RFH to PDO and close the process with verified.</text:span></text:p>
      <text:p text:style-name="P12"/>
      <text:p text:style-name="P14">Design Team ==&gt;</text:p>
      <text:p text:style-name="P14"><text:tab/>MEC Eng Team <text:span text:style-name="T9">Work</text:span> =&gt; <text:span text:style-name="T13">5-6 days</text:span></text:p>
      <text:p text:style-name="P14"><text:tab/><text:tab/>*prepare document and submit to STS-DCC team.</text:p>
      <text:p text:style-name="P14"><text:tab/><text:tab/>*upload the documents.</text:p>
      <text:p text:style-name="P15"><text:tab/>STS Team <text:span text:style-name="T9">Work</text:span> =&gt; <text:span text:style-name="T9">5-6 days</text:span></text:p>
      <text:p text:style-name="P14"><text:tab/><text:tab/>*prepare document and submit to STS-DCC team.</text:p>
      <text:p text:style-name="P14"><text:tab/><text:tab/>*upload the documents.</text:p>
      <text:p text:style-name="P15"><text:tab/><text:span text:style-name="T9">PDO Team work =&gt; 7-8 days</text:span></text:p>
      <text:p text:style-name="P14"><text:tab/><text:tab/>*<text:span text:style-name="T9">Docment approved with review cycle completed.</text:span></text:p>
      <text:p text:style-name="P14"><text:tab/><text:tab/>*<text:span text:style-name="T9">if not approved return back for correction and resubmitting.</text:span></text:p>
      <text:p text:style-name="P14"/>
      <text:p text:style-name="P16">Tracking system=&gt;8-10 days</text:p>
      <text:p text:style-name="P16"><text:tab/><text:tab/>*Track documents</text:p>
      <text:p text:style-name="P16"><text:tab/><text:tab/>*Check document status</text:p>
      <text:p text:style-name="P17">Notification =&gt; 6-8 days</text:p>
      <text:p text:style-name="P17"/>
      <text:p text:style-name="P16"><text:tab/><text:tab/>*<text:span text:style-name="T14">When document status changed, get notification to vendor team.</text:span> </text:p>
      <text:p text:style-name="P16"/>
      <text:p text:style-name="P17">Total Estimeate time 75-9<text:span text:style-name="T15">4</text:span> working days</text:p>
      <text:p text:style-name="P37">User Registration and Profile Management:</text:p>
      <text:p text:style-name="P5"/>
      <text:p text:style-name="P5">Registration with email, phone number, or social media accounts.</text:p>
      <text:p text:style-name="P5">User profile management.</text:p>
      <text:p text:style-name="P5">Estimated Time: 4-5 days</text:p>
      <text:p text:style-name="P5">Document Submission and Tracking:</text:p>
      <text:p text:style-name="P5"/>
      <text:p text:style-name="P5">Implement document submission features.</text:p>
      <text:p text:style-name="P5">Tracking of document submission status.</text:p>
      <text:p text:style-name="P5">Version control and history tracking.</text:p>
      <text:p text:style-name="P5">Estimated Time: 10-12 days</text:p>
      <text:p text:style-name="P5">Workflow Configuration and Management:</text:p>
      <text:p text:style-name="P5"/>
      <text:p text:style-name="P5">Configure and customize workflows.</text:p>
      <text:p text:style-name="P5">Workflow progress tracking and notifications.</text:p>
      <text:p text:style-name="P5">Integration with email for workflow notifications.</text:p>
      <text:p text:style-name="P5">Estimated Time: 8-10 days</text:p>
      <text:p text:style-name="P5">Approval and Review Process:</text:p>
      <text:p text:style-name="P5"/>
      <text:p text:style-name="P5">Implement ABCD code-based approval system.</text:p>
      <text:p text:style-name="P5">Decision-making process for PDO approval.</text:p>
      <text:p text:style-name="P5">Comments and feedback exchange during document review.</text:p>
      <text:p text:style-name="P5">Estimated Time:6-8 days</text:p>
      <text:p text:style-name="P5">Document Verification and ABCD Stamp:</text:p>
      <text:p text:style-name="P5"/>
      <text:p text:style-name="P5">Document verification process by QA and MEC teams.</text:p>
      <text:p text:style-name="P5">Determine whether PDO approval is required or not.</text:p>
      <text:p text:style-name="P5">Ability to mark documents with ABCD stamp.</text:p>
      <text:p text:style-name="P5">Estimated Time: 6-8 days </text:p>
      <text:p text:style-name="P5">Expeditor Support:</text:p>
      <text:p text:style-name="P5"/>
      <text:p text:style-name="P5">Support for expeditors to facilitate the document review process.</text:p>
      <text:p text:style-name="P5">Facilitate communication between expeditors and vendors.</text:p>
      <text:p text:style-name="P5">Estimated Time: 5-7</text:p>
      <text:p text:style-name="P5">Vendor Portal and Document Submission:</text:p>
      <text:p text:style-name="P5"/>
      <text:p text:style-name="P5">Vendor portal for document submission.</text:p>
      <text:p text:style-name="P5">Communication tools for vendors to update and resubmit documents.</text:p>
      <text:p text:style-name="P5">Status tracking for vendor-submitted documents.</text:p>
      <text:p text:style-name="P5">Estimated Time: 10-12</text:p>
      <text:p text:style-name="P5">Reporting and Analytics:</text:p>
      <text:p text:style-name="P5"/>
      <text:p text:style-name="P5">Generate reports on document workflow efficiency.</text:p>
      <text:p text:style-name="P5">Analytics dashboard for insights into workflow progress.</text:p>
      <text:p text:style-name="P5">Document audit trails for compliance.</text:p>
      <text:p text:style-name="P5">Estimated Time: 6-8</text:p>
      <text:p text:style-name="P5">Scalable Architecture:</text:p>
      <text:p text:style-name="P5"/>
      <text:p text:style-name="P5">Implement a scalable architecture to accommodate growing document submissions.</text:p>
      <text:p text:style-name="P5">Implement load balancing for high traffic.</text:p>
      <text:p text:style-name="P5">Estimated Time: 8-10</text:p>
      <text:p text:style-name="P5">Security and Compliance:</text:p>
      <text:p text:style-name="P5"><text:soft-page-break/></text:p>
      <text:p text:style-name="P5">Data encryption and protection.</text:p>
      <text:p text:style-name="P5">Secure user authentication and authorization.</text:p>
      <text:p text:style-name="P5">Compliance with relevant data protection regulations.</text:p>
      <text:p text:style-name="P5">Estimated Time: 8-10</text:p>
      <text:p text:style-name="P5">Integration with EDMS System:</text:p>
      <text:p text:style-name="P5"/>
      <text:p text:style-name="P5">Integration with the existing EDMS system for document submission.</text:p>
      <text:p text:style-name="P5">API for external systems to interact (if required).</text:p>
      <text:p text:style-name="P5">Estimated Time: 8-10</text:p>
      <text:p text:style-name="P5">Documentation Closure:</text:p>
      <text:p text:style-name="P5"/>
      <text:p text:style-name="P5">Ability to close document review cycles and mark documents as final.</text:p>
      <text:p text:style-name="P5">Final document issuance to respective parties.</text:p>
      <text:p text:style-name="P5">Estimated Time: 6-8</text:p>
      <text:p text:style-name="P1"/>
      <text:p text:style-name="P1"/>
      <text:p text:style-name="P1"/>
      <text:p text:style-name="P35">Teacher Panel:</text:p>
      <text:p text:style-name="P35"/>
      <text:p text:style-name="P35"><text:s text:c="4"/>Course Creation and Management:</text:p>
      <text:p text:style-name="P35"><text:s text:c="8"/>Create, edit, and delete courses</text:p>
      <text:p text:style-name="P35"><text:s text:c="8"/>Set course details (title, description, duration, etc.)</text:p>
      <text:p text:style-name="P35"><text:s text:c="8"/>Upload course materials (lectures, assignments, resources)</text:p>
      <text:p text:style-name="P35"><text:s text:c="8"/>Define prerequisites for courses</text:p>
      <text:p text:style-name="P35"/>
      <text:p text:style-name="P35"><text:s text:c="4"/>Content Management:</text:p>
      <text:p text:style-name="P35"><text:s text:c="8"/>Upload and organize course content (documents, presentations, videos)</text:p>
      <text:p text:style-name="P35"><text:s text:c="8"/>Set content accessibility (public, private, restricted)</text:p>
      <text:p text:style-name="P35"><text:s text:c="8"/>Integration with multimedia formats</text:p>
      <text:p text:style-name="P35"/>
      <text:p text:style-name="P35"><text:s text:c="4"/>Assessment and Grading:</text:p>
      <text:p text:style-name="P35"><text:s text:c="8"/>Create quizzes, assignments, and exams</text:p>
      <text:p text:style-name="P35"><text:s text:c="8"/>Define grading criteria and rubrics</text:p>
      <text:p text:style-name="P35"><text:s text:c="8"/>Automated grading and manual override options</text:p>
      <text:p text:style-name="P35"/>
      <text:p text:style-name="P35"><text:s text:c="4"/>Communication and Collaboration:</text:p>
      <text:p text:style-name="P35"><text:s text:c="8"/>Messaging system for teacher-student communication</text:p>
      <text:p text:style-name="P35"><text:s text:c="8"/>Discussion forums and group chats</text:p>
      <text:p text:style-name="P35"><text:s text:c="8"/>Scheduling and conducting virtual office hours</text:p>
      <text:p text:style-name="P35"/>
      <text:p text:style-name="P35"><text:s text:c="4"/>Progress Tracking:</text:p>
      <text:p text:style-name="P35"><text:s text:c="8"/>Monitor student progress and engagement</text:p>
      <text:p text:style-name="P35"><text:s text:c="8"/>Access analytics on course performance</text:p>
      <text:p text:style-name="P35"><text:s text:c="8"/>Identify at-risk students and provide interventions</text:p>
      <text:p text:style-name="P35"/>
      <text:p text:style-name="P35"><text:s text:c="4"/>Feedback and Evaluation:</text:p>
      <text:p text:style-name="P35"><text:s text:c="8"/>Provide feedback on assignments and assessments</text:p>
      <text:p text:style-name="P35"><text:s text:c="8"/>Conduct course evaluations and surveys</text:p>
      <text:p text:style-name="P35"><text:s text:c="8"/>Generate performance reports for individual students</text:p>
      <text:p text:style-name="P35"/>
      <text:p text:style-name="P35">Student Panel:</text:p>
      <text:p text:style-name="P35"><text:soft-page-break/></text:p>
      <text:p text:style-name="P35"><text:s text:c="4"/>Course Enrollment:</text:p>
      <text:p text:style-name="P35"><text:s text:c="8"/>Browse available courses</text:p>
      <text:p text:style-name="P35"><text:s text:c="8"/>Register for courses</text:p>
      <text:p text:style-name="P35"><text:s text:c="8"/>View enrolled courses and upcoming sessions</text:p>
      <text:p text:style-name="P35"/>
      <text:p text:style-name="P35"><text:s text:c="4"/>Content Access:</text:p>
      <text:p text:style-name="P35"><text:s text:c="8"/>Access course materials and resources</text:p>
      <text:p text:style-name="P35"><text:s text:c="8"/>View lectures, assignments, and supplementary content</text:p>
      <text:p text:style-name="P35"><text:s text:c="8"/>Download course materials for offline use</text:p>
      <text:p text:style-name="P35"/>
      <text:p text:style-name="P35"><text:s text:c="4"/>Assessment and Submission:</text:p>
      <text:p text:style-name="P35"><text:s text:c="8"/>Complete quizzes, assignments, and exams</text:p>
      <text:p text:style-name="P35"><text:s text:c="8"/>Submit assignments and assessments online</text:p>
      <text:p text:style-name="P35"><text:s text:c="8"/>View grades and feedback</text:p>
      <text:p text:style-name="P35"/>
      <text:p text:style-name="P35"><text:s text:c="4"/>Communication:</text:p>
      <text:p text:style-name="P35"><text:s text:c="8"/>Communicate with instructors and peers</text:p>
      <text:p text:style-name="P35"><text:s text:c="8"/>Participate in discussion forums and group activities</text:p>
      <text:p text:style-name="P35"><text:s text:c="8"/>Receive notifications and updates related to courses</text:p>
      <text:p text:style-name="P35"/>
      <text:p text:style-name="P35"><text:s text:c="4"/>Progress Tracking:</text:p>
      <text:p text:style-name="P35"><text:s text:c="8"/>View personal progress and performance metrics</text:p>
      <text:p text:style-name="P35"><text:s text:c="8"/>Access course completion certificates or badges</text:p>
      <text:p text:style-name="P35"/>
      <text:p text:style-name="P35">Management Panel:</text:p>
      <text:p text:style-name="P35"/>
      <text:p text:style-name="P35"><text:s text:c="4"/>User and Role Management:</text:p>
      <text:p text:style-name="P35"><text:s text:c="8"/>Create and manage user accounts (teachers, students, administrators)</text:p>
      <text:p text:style-name="P35"><text:s text:c="8"/>Assign roles and permissions (admin, instructor, student)</text:p>
      <text:p text:style-name="P35"/>
      <text:p text:style-name="P35"><text:s text:c="4"/>Course Catalog Management:</text:p>
      <text:p text:style-name="P35"><text:s text:c="8"/>Add, update, and organize courses</text:p>
      <text:p text:style-name="P35"><text:s text:c="8"/>Manage course categories and tags</text:p>
      <text:p text:style-name="P35"/>
      <text:p text:style-name="P35"><text:s text:c="4"/>Analytics and Reporting:</text:p>
      <text:p text:style-name="P35"><text:s text:c="8"/>Generate reports on course enrollment and completion rates</text:p>
      <text:p text:style-name="P35"><text:s text:c="8"/>Analyze student performance and engagement metrics</text:p>
      <text:p text:style-name="P35"><text:s text:c="8"/>Identify trends for course improvement</text:p>
      <text:p text:style-name="P35"/>
      <text:p text:style-name="P35"><text:s text:c="4"/>Integration and Compatibility:</text:p>
      <text:p text:style-name="P35"><text:s text:c="8"/>Integrate with other university systems (e.g., student information system, authentication systems)</text:p>
      <text:p text:style-name="P35"><text:s text:c="8"/>Ensure compatibility with various devices and platforms</text:p>
      <text:p text:style-name="P35"/>
      <text:p text:style-name="P35"><text:s text:c="4"/>Security and Compliance:</text:p>
      <text:p text:style-name="P35"><text:s text:c="8"/>Implement data security measures</text:p>
      <text:p text:style-name="P35"><text:s text:c="8"/>Ensure compliance with privacy regulations (e.g., GDPR, FERPA)</text:p>
      <text:p text:style-name="P35"/>
      <text:p text:style-name="P35"><text:s text:c="4"/>Customization and Configuration:</text:p>
      <text:p text:style-name="P35"><text:s text:c="8"/>Configure system settings (e.g., language, time zones)</text:p>
      <text:p text:style-name="P4"><text:s text:c="8"/>Customize branding and appearance</text:p>
      <text:p text:style-name="P4"><text:soft-page-break/>Attendance/ Time Sheet Management / Scheduler</text:p>
      <text:p text:style-name="P4">Terms and Condition </text:p>
      <text:p text:style-name="P4">Reports</text:p>
      <text:p text:style-name="P4">Admin to manage the content </text:p>
      <text:p text:style-name="P4">Document Uploads </text:p>
      <text:p text:style-name="P4">email &amp; SMS Notification</text:p>
      <text:p text:style-name="P4">Task Management - Teachers to give task to students and management to give task to teach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7T11:40:29.062135395</meta:creation-date>
    <dc:date>2023-11-01T14:27:27.702496724</dc:date>
    <meta:editing-duration>PT6H42M42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8" meta:paragraph-count="244" meta:word-count="1320" meta:character-count="9724" meta:non-whitespace-character-count="8115"/>
  </office:meta>
</office:document-meta>
</file>